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53e3e" officeooo:paragraph-rsid="00053e3e"/>
    </style:style>
    <style:style style:name="P2" style:family="paragraph" style:parent-style-name="Standard">
      <style:text-properties fo:font-weight="bold" officeooo:rsid="00053e3e" officeooo:paragraph-rsid="00053e3e" style:font-weight-asian="bold" style:font-weight-complex="bold"/>
    </style:style>
    <style:style style:name="P3" style:family="paragraph" style:parent-style-name="Standard">
      <style:text-properties style:font-name="Miriam Mono CLM" officeooo:rsid="00053e3e" officeooo:paragraph-rsid="00053e3e"/>
    </style:style>
    <style:style style:name="P4" style:family="paragraph">
      <style:paragraph-properties fo:margin-left="0.199cm" fo:margin-right="0cm" fo:text-indent="0cm"/>
    </style:style>
    <style:style style:name="P5" style:family="paragraph">
      <loext:graphic-properties draw:fill="none" draw:fill-color="#ffffff"/>
      <style:paragraph-properties fo:margin-left="0.199cm" fo:margin-right="0cm" fo:text-indent="0cm"/>
    </style:style>
    <style:style style:name="P6" style:family="paragraph">
      <loext:graphic-properties draw:fill-color="#ffffff"/>
      <style:paragraph-properties fo:text-align="center"/>
      <style:text-properties fo:font-size="12pt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.101cm" svg:stroke-color="#000000" draw:fill="none" draw:fill-color="#ffffff" fo:min-height="5.5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101cm" svg:stroke-color="#000000" draw:fill-color="#ffff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01cm" svg:stroke-color="#000000" draw:fill="none" draw:fill-color="#ffffff" fo:min-height="2.191cm" fo:padding-top="0.049cm" fo:padding-bottom="0.049cm" fo:padding-left="0.049cm" fo:padding-right="0.04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0" draw:name="Shape1" draw:style-name="gr1" draw:text-style-name="P5" svg:width="3.83cm" svg:height="5.61cm" svg:x="3.267cm" svg:y="4.763cm">
        <draw:text-box>
          <text:p text:style-name="P4"><text:span text:style-name="T1">JobListing</text:span></text:p>
          <text:p text:style-name="P4"/>
          <text:p text:style-name="P4"><text:span text:style-name="T2">JobListingId</text:span></text:p>
          <text:p text:style-name="P4">Titel</text:p>
          <text:p text:style-name="P4">SectorId</text:p>
          <text:p text:style-name="P4">EmploymentLevel</text:p>
          <text:p text:style-name="P4">Description</text:p>
          <text:p text:style-name="P4">Requirements</text:p>
          <text:p text:style-name="P4">Payment</text:p>
          <text:p text:style-name="P4">CompanyId</text:p>
          <text:p text:style-name="P4">IsVerified</text:p>
        </draw:text-box>
      </draw:frame>
      <draw:frame text:anchor-type="page" text:anchor-page-number="1" draw:z-index="2" draw:name="Shape1" draw:style-name="gr3" draw:text-style-name="P5" svg:width="3.83cm" svg:height="2.29cm" svg:x="9.506cm" svg:y="4.083cm">
        <draw:text-box>
          <text:p text:style-name="P4"><text:span text:style-name="T1">Sector</text:span></text:p>
          <text:p text:style-name="P4"/>
          <text:p text:style-name="P4"><text:span text:style-name="T2">SectorId</text:span></text:p>
          <text:p text:style-name="P4">SectorName</text:p>
        </draw:text-box>
      </draw:frame>
      <draw:frame text:anchor-type="page" text:anchor-page-number="1" draw:z-index="3" draw:name="Shape1" draw:style-name="gr1" draw:text-style-name="P5" svg:width="3.83cm" svg:height="5.943cm" svg:x="9.536cm" svg:y="7.02cm">
        <draw:text-box>
          <text:p text:style-name="P4"><text:span text:style-name="T1">Company</text:span></text:p>
          <text:p text:style-name="P4"/>
          <text:p text:style-name="P4"><text:span text:style-name="T2">CompanyId</text:span></text:p>
          <text:p text:style-name="P4">CompanyName</text:p>
          <text:p text:style-name="P4">CompanyStreet</text:p>
          <text:p text:style-name="P4">CompanyZIP</text:p>
          <text:p text:style-name="P4">CompanyCity</text:p>
          <text:p text:style-name="P4">CompanyPhone</text:p>
          <text:p text:style-name="P4">CompanyMail</text:p>
          <text:p text:style-name="P4">AccountLogin</text:p>
          <text:p text:style-name="P4">AccountPW</text:p>
          <text:p text:style-name="P4">Status</text:p>
        </draw:text-box>
      </draw:frame>
      <text:p text:style-name="P2">Database Design</text:p>
      <text:p text:style-name="P2"/>
      <text:p text:style-name="P2"/>
      <text:p text:style-name="P2">Relations</text:p>
      <text:p text:style-name="Standard"/>
      <text:p text:style-name="Standard"><text:tab/><text:tab/><text:tab/><text:tab/><text:tab/></text:p>
      <text:p text:style-name="Standard"><draw:line text:anchor-type="paragraph" draw:z-index="5" draw:name="Shape3" draw:style-name="gr2" draw:text-style-name="P6" svg:x1="7.505cm" svg:y1="0.028cm" svg:x2="11.379cm" svg:y2="0.028cm"><text:p/></draw:line></text:p>
      <text:p text:style-name="Standard"><draw:line text:anchor-type="paragraph" draw:z-index="1" draw:name="Shape2" draw:style-name="gr2" draw:text-style-name="P6" svg:x1="1.221cm" svg:y1="0.062cm" svg:x2="5.096cm" svg:y2="0.062cm"><text:p/></draw:line><draw:line text:anchor-type="paragraph" draw:z-index="7" draw:name="Shape7" draw:style-name="gr2" draw:text-style-name="P7" svg:x1="5.096cm" svg:y1="0.466cm" svg:x2="7.446cm" svg:y2="0.466cm"><text:p/></draw:line><draw:line text:anchor-type="paragraph" draw:z-index="8" draw:name="Shape8" draw:style-name="gr2" draw:text-style-name="P7" svg:x1="5.498cm" svg:y1="0.466cm" svg:x2="5.096cm" svg:y2="0.852cm"><text:p/></draw:line><draw:line text:anchor-type="paragraph" draw:z-index="9" draw:name="Shape9" draw:style-name="gr2" draw:text-style-name="P7" svg:x1="5.498cm" svg:y1="0.466cm" svg:x2="5.096cm" svg:y2="0.092cm"><text:p/></draw:line><draw:line text:anchor-type="paragraph" draw:z-index="12" draw:name="Shape12" draw:style-name="gr2" draw:text-style-name="P7" svg:x1="7.105cm" svg:y1="0.168cm" svg:x2="7.105cm" svg:y2="0.732cm"><text:p/></draw:line></text:p>
      <text:p text:style-name="Standard"/>
      <text:p text:style-name="Standard"/>
      <text:p text:style-name="Standard"/>
      <text:p text:style-name="Standard"><draw:line text:anchor-type="paragraph" draw:z-index="10" draw:name="Shape10" draw:style-name="gr2" draw:text-style-name="P7" svg:x1="5.44cm" svg:y1="0.626cm" svg:x2="5.096cm" svg:y2="0.3cm"><text:p/></draw:line><draw:line text:anchor-type="paragraph" draw:z-index="4" draw:name="Shape4" draw:style-name="gr2" draw:text-style-name="P7" svg:x1="7.535cm" svg:y1="0.416cm" svg:x2="11.366cm" svg:y2="0.416cm"><text:p/></draw:line><draw:line text:anchor-type="paragraph" draw:z-index="13" draw:name="Shape6" draw:style-name="gr2" draw:text-style-name="P7" svg:x1="7.133cm" svg:y1="0.356cm" svg:x2="7.133cm" svg:y2="0.892cm"><text:p/></draw:line></text:p>
      <text:p text:style-name="Standard"><draw:line text:anchor-type="paragraph" draw:z-index="6" draw:name="Shape5" draw:style-name="gr2" draw:text-style-name="P7" svg:x1="5.096cm" svg:y1="0.139cm" svg:x2="7.535cm" svg:y2="0.139cm"><text:p/></draw:line><draw:line text:anchor-type="paragraph" draw:z-index="11" draw:name="Shape11" draw:style-name="gr2" draw:text-style-name="P7" svg:x1="5.44cm" svg:y1="0.139cm" svg:x2="5.096cm" svg:y2="0.495cm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ables</text:p>
      <text:p text:style-name="P1"/>
      <text:p text:style-name="P3">JobListing := <text:tab/>{InseratId : serial,</text:p>
      <text:p text:style-name="P3"><text:tab/><text:tab/><text:tab/> Titel : varchar(30),</text:p>
      <text:p text:style-name="P3"><text:tab/><text:tab/><text:tab/> SectorId : int,</text:p>
      <text:p text:style-name="P3"><text:tab/><text:tab/><text:tab/> EmploymentLevel : int,</text:p>
      <text:p text:style-name="P3"><text:tab/><text:tab/><text:tab/> Description : varchar(700),</text:p>
      <text:p text:style-name="P3"><text:tab/><text:tab/><text:tab/> Requirements : varchar (250),</text:p>
      <text:p text:style-name="P3"><text:tab/><text:tab/><text:tab/> Payment : decimal (2, 2),</text:p>
      <text:p text:style-name="P3"><text:tab/><text:tab/><text:tab/> CompanyId : int,</text:p>
      <text:p text:style-name="P3"><text:tab/><text:tab/><text:tab/> isVerified : boolean}</text:p>
      <text:p text:style-name="P3"/>
      <text:p text:style-name="P3">Sector :=<text:tab/><text:tab/>{SectorId : serial,</text:p>
      <text:p text:style-name="P3"><text:tab/><text:tab/><text:tab/> SectorName : varchar(70)}</text:p>
      <text:p text:style-name="P3"/>
      <text:p text:style-name="P3">Company :=<text:tab/>{CompanyId : serial,</text:p>
      <text:p text:style-name="P3"><text:tab/><text:tab/><text:tab/> CompanyName : varchar (30),</text:p>
      <text:p text:style-name="P3"><text:tab/><text:tab/><text:tab/> CompanyStreet : varchar (30),</text:p>
      <text:p text:style-name="P3"><text:tab/><text:tab/><text:tab/> CompanyZIP : varchar (10),</text:p>
      <text:p text:style-name="P3"><text:tab/><text:tab/><text:tab/> CompanyCity : varchar (30),</text:p>
      <text:p text:style-name="P3"><text:tab/><text:tab/><text:tab/> CompanyPhone : int,</text:p>
      <text:p text:style-name="P3"><text:tab/><text:tab/><text:tab/> CompanyMail : varchar (30),</text:p>
      <text:p text:style-name="P3"><text:tab/><text:tab/><text:tab/> CompanyLogin : varchar (30),</text:p>
      <text:p text:style-name="P3"><text:tab/><text:tab/><text:tab/> CompanyPW : varchar (30)</text:p>
      <text:p text:style-name="P3"><text:tab/><text:tab/><text:tab/> Status : boolea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Miriam Mono CLM" svg:font-family="'Miriam Mono CL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3:22:51.180543000</meta:creation-date>
    <dc:date>2018-10-22T11:45:34.491752000</dc:date>
    <meta:editing-duration>PT9M33S</meta:editing-duration>
    <meta:editing-cycles>4</meta:editing-cycles>
    <meta:generator>LibreOffice/6.1.2.1$MacOSX_X86_64 LibreOffice_project/65905a128db06ba48db947242809d14d3f9a93fe</meta:generator>
    <meta:document-statistic meta:table-count="0" meta:image-count="0" meta:object-count="0" meta:page-count="1" meta:paragraph-count="25" meta:word-count="83" meta:character-count="627" meta:non-whitespace-character-count="489"/>
  </office:meta>
</office:document-meta>
</file>